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3" svg:font-family="'Wingdings 3'" style:font-charset="x-symbol"/>
    <style:font-face style:name="Trebuchet MS" svg:font-family="'Trebuchet MS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7%"/>
      <style:text-properties fo:font-size="18pt" fo:font-weight="bold"/>
    </style:style>
    <style:style style:name="P2" style:family="paragraph" style:parent-style-name="Text_20_body">
      <style:paragraph-properties fo:line-height="107%"/>
    </style:style>
    <style:style style:name="P3" style:family="paragraph" style:parent-style-name="Text_20_body">
      <style:paragraph-properties fo:line-height="107%"/>
      <style:text-properties fo:font-size="14pt"/>
    </style:style>
    <style:style style:name="P4" style:family="paragraph" style:parent-style-name="Text_20_body">
      <style:paragraph-properties fo:line-height="107%"/>
      <style:text-properties fo:font-size="14pt" fo:font-weight="bold"/>
    </style:style>
    <style:style style:name="P5" style:family="paragraph" style:parent-style-name="Text_20_body">
      <style:paragraph-properties fo:line-height="107%"/>
      <style:text-properties fo:font-size="12pt"/>
    </style:style>
    <style:style style:name="P6" style:family="paragraph" style:parent-style-name="Text_20_body">
      <style:paragraph-properties fo:margin-left="0cm" fo:margin-right="0cm" fo:text-indent="-0.635cm" style:auto-text-indent="false"/>
    </style:style>
    <style:style style:name="P7" style:family="paragraph" style:parent-style-name="Text_20_body">
      <style:paragraph-properties fo:margin-left="0cm" fo:margin-right="0cm" fo:line-height="107%" fo:text-indent="-0.635cm" style:auto-text-indent="false"/>
    </style:style>
    <style:style style:name="P8" style:family="paragraph" style:parent-style-name="Text_20_body">
      <style:paragraph-properties fo:margin-left="0cm" fo:margin-right="0cm" fo:line-height="107%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line-height="107%" fo:text-indent="0cm" style:auto-text-indent="false"/>
    </style:style>
    <style:style style:name="P10" style:family="paragraph" style:parent-style-name="Text_20_body">
      <style:paragraph-properties fo:margin-left="0cm" fo:margin-right="0cm" fo:line-height="107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paragraph-properties fo:margin-left="0cm" fo:margin-right="0cm" fo:line-height="107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 style:list-style-name="L3">
      <style:paragraph-properties fo:margin-left="0cm" fo:margin-right="0cm" fo:line-height="107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4">
      <style:paragraph-properties fo:margin-left="0cm" fo:margin-right="0cm" fo:line-height="107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line-height="107%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2pt"/>
    </style:style>
    <style:style style:name="T3" style:family="text">
      <style:text-properties fo:font-size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vom 23.11.2017</text:p>
      <text:p text:style-name="P2"/>
      <text:p text:style-name="P3">3. Coachingtermin</text:p>
      <text:p text:style-name="Text_20_body"/>
      <text:p text:style-name="P5">SWE WS2017/18 Gruppe A8<text:line-break/><text:line-break/>Coach: Christian Kaiser</text:p>
      <text:p text:style-name="Text_20_body"/>
      <text:p text:style-name="P5">Protokollführer: Nils Kochendörfer</text:p>
      <text:p text:style-name="Text_20_body"/>
      <text:p text:style-name="P4">Anwesenheit:</text:p>
      <text:p text:style-name="Text_20_body">Coach:<text:tab/><text:tab/><text:tab/><text:tab/><text:tab/>Christian Kaiser</text:p>
      <text:p text:style-name="Text_20_body">Projektmanagement:<text:tab/><text:tab/><text:tab/>Jana Eschwaltrup</text:p>
      <text:p text:style-name="Text_20_body">Technologiemanagement:<text:tab/><text:tab/>Tobias Arndt, Nils Kochendörfer</text:p>
      <text:p text:style-name="Text_20_body">Vertriebsmanagement:<text:tab/><text:tab/>Calvin Flatt, Marin Jukic</text:p>
      <text:p text:style-name="Text_20_body">Qualitätsmanagement: <text:tab/><text:tab/>Jonas Kau</text:p>
      <text:p text:style-name="P5">Nicht anwesend:<text:tab/><text:tab/><text:tab/>Marcel Ochsendorf</text:p>
      <text:p text:style-name="P2"/>
      <text:p text:style-name="P4">Ablauf</text:p>
      <text:p text:style-name="P6"><text:tab/>1.<text:span text:style-name="T1"><text:tab/></text:span>Feststellung der Anwesenheit</text:p>
      <text:p text:style-name="P6"><text:tab/>2.<text:span text:style-name="T1"><text:tab/></text:span>Bericht des Vertriebsmanagements Vertreten durch Calvin Flatt</text:p>
      <text:p text:style-name="P7"><text:tab/>3.<text:span text:style-name="T1"><text:tab/></text:span><text:span text:style-name="T2">Bericht über den Stand des Projekts durch Jana Eschwaltrup</text:span></text:p>
      <text:list xml:id="list5722856124684023085" text:style-name="L1">
        <text:list-item>
          <text:p text:style-name="P9"><text:span text:style-name="T3">Besprechung der Ergebnisse und Verbesserungsvorschläge durch Christian Kaiser</text:span></text:p>
        </text:list-item>
      </text:list>
      <text:p text:style-name="P8"><text:span text:style-name="T3"/></text:p>
      <text:p text:style-name="P10"><text:span text:style-name="T4">Vortrag QM:</text:span> </text:p>
      <text:list xml:id="list723029634030512721" text:style-name="L2">
        <text:list-header>
          <text:p text:style-name="P11">1. Die Kundengruppe war mit der ersten Version des Lastenheftes Inhaltlich zufrieden<text:line-break/>2. formale Fehler, Rechtschreibung und Formatierung einiger Mockups müssen korrigiert werden<text:line-break/>3. Der Inhalt im Bezug auf beschriebene Funktionalitäten war jedoch in Ordnung<text:line-break/>4. Zur schnelleren Kommunikation wurde eine gemeinsame WhatsApp Gruppe gegründet<text:line-break/><text:line-break/><text:span text:style-name="T4">Vortrag Projektmanagement:</text:span></text:p>
        </text:list-header>
      </text:list>
      <text:list xml:id="list2747931996575472522" text:style-name="L3">
        <text:list-header>
          <text:p text:style-name="P12">1. Es wurde auf die Aktivitäten der letzten Woche eingegangen<text:line-break/>2. Es wurde auf die diese Woche geplanten Aktivitäten eingegangen<text:line-break/>3. Ein Problem diese Woche war das parallele Einpflegen von Use Cases in GIT, Problem wurde durch QM behoben<text:line-break/>4. Der Stand entspricht dem was geplant war, „die Ampel ist grün“<text:line-break/>5. Im GANTT ist Gruppe A8 ebenfalls voll in dem vorliegenden Zeitplan<text:line-break/>(weitere Details in der entsprechenden Präsentation)</text:p>
        </text:list-header>
      </text:list>
      <text:p text:style-name="P14">Feedback/Fragen:</text:p>
      <text:list xml:id="list4315220463333893361" text:style-name="L4">
        <text:list-header>
          <text:p text:style-name="P13">1. Christian Kaiser war mit beschriebenem Fortschritt zufrieden, vor allem da die Kundengruppe ebenfalls zufrieden ist.<text:line-break/>2. Hinweis: das QM soll nächste Woche eine Präsentation halten<text:line-break/>3. im Bezug auf paralleles Bearbeiten des Lastenhefts: immer aufzeichnen wer wann welche Änderungen vornimmt (macht GIT automatisch)<text:line-break/>4. allgemein sollte immer an Aufgaben unbeteiligte Korrekturen durchführen um <text:line-break/>„Betriebsblindheit“ zu vermeiden<text:line-break/>5. Protokollführung wurde gelobt, eine gute Entwicklung und ein Befinden auf einem „optimalen“ Pfad wurde bescheinigt<text:line-break/>6. Noch einmal Hinweis auf vorsichtiges Formulieren der Use Cases und Abstimmung mit Aktivitätsdiagrammen. Dies werden die Grundlage für die Bewertung bilden.<text:line-break/>7. Das Lastenheft wird die Grundlage für die Bewertung des Programms bilden<text:line-break/>8. Frage: Technologie korrekt ins Lastenheft integriert? Antwort: ja!<text:line-break/><text:line-break/><text:span text:style-name="T4">Aktivitäten nächste Woche:<text:line-break/><text:line-break/></text:span>Technologiemanager: Weiteres Projektsetup<text:line-break/>Projektmanager: Lastenheft 2. Abgabe<text:line-break/>Qualitätsmanager: Lastenheft kontrollieren<text:line-break/>Vertriebsmanager: Vorstellung Kundentreffen Nr. 3 und durchführen Kundentreffen Nr. 4<text:line-break/><text:line-break/>Eine Abstimmung über die genaue Aufgabenverteilung fand direkt nach dem Coachingtermin statt und wird Teil der nächsten Präsentation sein.<text:line-break/><text:line-break/>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3" svg:font-family="'Wingdings 3'" style:font-charset="x-symbol"/>
    <style:font-face style:name="Trebuchet MS" svg:font-family="'Trebuchet MS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3T16:25:01.02</meta:creation-date>
    <dc:date>2017-11-23T17:00:24.75</dc:date>
    <meta:editing-duration>PT35M30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2" meta:paragraph-count="21" meta:word-count="348" meta:character-count="2660"/>
  </office:meta>
</office:document-meta>
</file>